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ClientInterceptorTests.setReadOnly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ClientInterceptorTests.set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ClientInterceptorTests.mxBeanAttribut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ClientInterceptorTests.setAttributeValueWith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ClientInterceptorTests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ClientInterceptorTests.getServ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estAssembler.getOperationDescription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estAssembler.includeRead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ClientInterceptorTests.setAttributeValueWith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ClientInterceptorTests.mxBeanOperation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BeanClientInterceptorTests.invok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ClientInterceptorTests.proxyClassIsDiffe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ClientInterceptorTests.lazyConnectionToRemo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xyTestAssembler.populateOperationDescriptor( Descriptor descriptor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BeanClientInterceptorTests.invokeUnexposedMethod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ClientInterceptorTests.differentProxiesSam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TestAssembler.getAttributeDescription( PropertyDescriptor property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ClientInterceptor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TestAssembler.populateAttributeDescriptor( Descriptor descriptor , Method getter , Method s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TestAssembler.includeWriteAttribute( Method method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ClientInterceptorTests.setAttributeValueWith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TestAssembler.getDescription( String beanKey ,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estAssembler.populateMBeanDescriptor( Descriptor mbeanDescriptor , String beanKey ,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TestAssembler.includeOperation( Method method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ClientInterceptorTests.invoke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ClientInterceptorTests.get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